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10_12-32-52_000.jpg</text:p>
          </table:table-cell>
          <table:table-cell table:style-name="ce20" office:value-type="string">
            <text:p>:PHOTO 記録 / 文書　/ 1-4*5 / about=眼の異常,other=経過；電話コレポン</text:p>
          </table:table-cell>
          <table:table-cell table:style-name="ce4"/>
          <table:table-cell table:style-name="ce4"/>
          <table:table-cell table:style-name="ce4" office:value-type="string">
            <text:p>N-35-35-28.49121 E-139-34-48.995361</text:p>
          </table:table-cell>
          <table:table-cell table:style-name="ce38" table:formula="of:=IF([.E2]=&quot;&quot;;[.C2];CONCATENATE([.C2];&quot; / &quot;;[.E2]))" office:value-type="string" office:string-value=":PHOTO 記録 / 文書　/ 1-4*5 / about=眼の異常,other=経過；電話コレポン">
            <text:p>:PHOTO 記録 / 文書　/ 1-4*5 / about=眼の異常,other=経過；電話コレポ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10_12-33-14_000.jpg</text:p>
          </table:table-cell>
          <table:table-cell table:style-name="ce20" office:value-type="string">
            <text:p>:PHOTO 記録 / 文書　/ 5*5 / about=眼の異常,other=電話コレポン；タクシー</text:p>
          </table:table-cell>
          <table:table-cell table:style-name="ce4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8" table:formula="of:=IF([.E3]=&quot;&quot;;[.C3];CONCATENATE([.C3];&quot; / &quot;;[.E3]))" office:value-type="string" office:string-value=":PHOTO 記録 / 文書　/ 5*5 / about=眼の異常,other=電話コレポン；タクシー">
            <text:p>:PHOTO 記録 / 文書　/ 5*5 / about=眼の異常,other=電話コレポン；タクシー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10_12-33-32_000.jpg</text:p>
          </table:table-cell>
          <table:table-cell table:style-name="ce20" office:value-type="string">
            <text:p>:PHOTO 記録 / 文書　/ 1*1 / about=眼の異常,other=電話コレポン：精神科の救急</text:p>
          </table:table-cell>
          <table:table-cell table:style-name="ce19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4]=&quot;&quot;;[.C4];CONCATENATE([.C4];&quot; / &quot;;[.E4]))" office:value-type="string" office:string-value=":PHOTO 記録 / 文書　/ 1*1 / about=眼の異常,other=電話コレポン：精神科の救急">
            <text:p>:PHOTO 記録 / 文書　/ 1*1 / about=眼の異常,other=電話コレポン：精神科の救急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0_12-34-24_000.jpg</text:p>
          </table:table-cell>
          <table:table-cell table:style-name="ce20" office:value-type="string">
            <text:p>:m RES 1-2*3 / free# JVEMV6 70#_68:s-1 / 70. CO2 (lang=cn) / w=二碳酸盐;dicarbonate;甲酸盐;bicarbonate,topic=CuO-ZnO-Al2O3,other=~,think~,doc=r-16.1#7.2</text:p>
          </table:table-cell>
          <table:table-cell table:style-name="ce17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8" table:formula="of:=IF([.E5]=&quot;&quot;;[.C5];CONCATENATE([.C5];&quot; / &quot;;[.E5]))" office:value-type="string" office:string-value=":m RES 1-2*3 / free# JVEMV6 70#_68:s-1 / 70. CO2 (lang=cn) / w=二碳酸盐;dicarbonate;甲酸盐;bicarbonate,topic=CuO-ZnO-Al2O3,other=~,think~,doc=r-16.1#7.2">
            <text:p>:m RES 1-2*3 / free# JVEMV6 70#_68:s-1 / 70. CO2 (lang=cn) / w=二碳酸盐;dicarbonate;甲酸盐;bicarbonate,topic=CuO-ZnO-Al2O3,other=~,think~,doc=r-16.1#7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10_12-34-54_000.jpg</text:p>
          </table:table-cell>
          <table:table-cell table:style-name="ce20" office:value-type="string">
            <text:p>:m RES 3*3 / free# JVEMV6 70#_68:s-1 / 70. CO2 (lang=cn) / w=甲醇,topic=CuO-ZnO-Al2O3,other=~,think~,doc=r-16.1#7.3</text:p>
          </table:table-cell>
          <table:table-cell table:style-name="ce20"/>
          <table:table-cell table:style-name="ce4"/>
          <table:table-cell table:style-name="ce4" office:value-type="string">
            <text:p>N-35-35-28.656005 E-139-34-49.105224</text:p>
          </table:table-cell>
          <table:table-cell table:style-name="ce38" table:formula="of:=IF([.E6]=&quot;&quot;;[.C6];CONCATENATE([.C6];&quot; / &quot;;[.E6]))" office:value-type="string" office:string-value=":m RES 3*3 / free# JVEMV6 70#_68:s-1 / 70. CO2 (lang=cn) / w=甲醇,topic=CuO-ZnO-Al2O3,other=~,think~,doc=r-16.1#7.3">
            <text:p>:m RES 3*3 / free# JVEMV6 70#_68:s-1 / 70. CO2 (lang=cn) / w=甲醇,topic=CuO-ZnO-Al2O3,other=~,think~,doc=r-16.1#7.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10_14-47-11_000.jpg</text:p>
          </table:table-cell>
          <table:table-cell table:style-name="ce20" office:value-type="string">
            <text:p>:m RES 1*1 / free# JVEMV6 70#_68:s-2 / 70. CO2 (lang=cn) / w=甲醇;urea;amide;salicin;glycosidic-bond;salicylic-acid;苯甲酸,topic=CuO-ZnO-Al2O3,other=~,think~,doc=r-11-3#6.4</text:p>
          </table:table-cell>
          <table:table-cell table:style-name="ce18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8" table:formula="of:=IF([.E7]=&quot;&quot;;[.C7];CONCATENATE([.C7];&quot; / &quot;;[.E7]))" office:value-type="string" office:string-value=":m RES 1*1 / free# JVEMV6 70#_68:s-2 / 70. CO2 (lang=cn) / w=甲醇;urea;amide;salicin;glycosidic-bond;salicylic-acid;苯甲酸,topic=CuO-ZnO-Al2O3,other=~,think~,doc=r-11-3#6.4">
            <text:p>:m RES 1*1 / free# JVEMV6 70#_68:s-2 / 70. CO2 (lang=cn) / w=甲醇;urea;amide;salicin;glycosidic-bond;salicylic-acid;苯甲酸,topic=CuO-ZnO-Al2O3,other=~,think~,doc=r-11-3#6.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10_18-16-27_000.jpg</text:p>
          </table:table-cell>
          <table:table-cell table:style-name="ce20" office:value-type="string">
            <text:p>:m RES 1*2 / free# JVEMV6 70#_68:s-3 / 70. CO2 (lang=de) / w=CH3OH;Ausbeute;Anfangsstoffmenge,topic=Gleichung,other=~,think~,doc=r-15-3-2#10.4</text:p>
          </table:table-cell>
          <table:table-cell table:style-name="ce19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8]=&quot;&quot;;[.C8];CONCATENATE([.C8];&quot; / &quot;;[.E8]))" office:value-type="string" office:string-value=":m RES 1*2 / free# JVEMV6 70#_68:s-3 / 70. CO2 (lang=de) / w=CH3OH;Ausbeute;Anfangsstoffmenge,topic=Gleichung,other=~,think~,doc=r-15-3-2#10.4">
            <text:p>:m RES 1*2 / free# JVEMV6 70#_68:s-3 / 70. CO2 (lang=de) / w=CH3OH;Ausbeute;Anfangsstoffmenge,topic=Gleichung,other=~,think~,doc=r-15-3-2#10.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10_18-16-50_000.jpg</text:p>
          </table:table-cell>
          <table:table-cell table:style-name="ce20" office:value-type="string">
            <text:p>:m RES 2*2 / free# JVEMV6 70#_68:s-3 / 70. CO2 (lang=de) / w=CH3OH,topic=Gleichung,other=~,think~,doc=r-15-3-2#10.4</text:p>
          </table:table-cell>
          <table:table-cell table:style-name="ce18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8" table:formula="of:=IF([.E9]=&quot;&quot;;[.C9];CONCATENATE([.C9];&quot; / &quot;;[.E9]))" office:value-type="string" office:string-value=":m RES 2*2 / free# JVEMV6 70#_68:s-3 / 70. CO2 (lang=de) / w=CH3OH,topic=Gleichung,other=~,think~,doc=r-15-3-2#10.4">
            <text:p>:m RES 2*2 / free# JVEMV6 70#_68:s-3 / 70. CO2 (lang=de) / w=CH3OH,topic=Gleichung,other=~,think~,doc=r-15-3-2#10.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1-05-10_19-12-24_000.jpg</text:p>
          </table:table-cell>
          <table:table-cell table:style-name="ce17" office:value-type="string">
            <text:p>:m :篠笛,shinobue #*# / session-memo / s.1:rev:prev:R-1,for=~,Re+,tempo=120,other=~,key=D \\\ s.2:prac,for=oct-1&lt;--&gt;2,Re+,tempo=75,other=~,key=~,note=h-3;3+;6</text:p>
          </table:table-cell>
          <table:table-cell table:style-name="ce17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8" table:formula="of:=IF([.E10]=&quot;&quot;;[.C10];CONCATENATE([.C10];&quot; / &quot;;[.E10]))" office:value-type="string" office:string-value=":m :篠笛,shinobue #*# / session-memo / s.1:rev:prev:R-1,for=~,Re+,tempo=120,other=~,key=D \\\ s.2:prac,for=oct-1&lt;--&gt;2,Re+,tempo=75,other=~,key=~,note=h-3;3+;6">
            <text:p>:m :篠笛,shinobue #*# / session-memo / s.1:rev:prev:R-1,for=~,Re+,tempo=120,other=~,key=D \\\ s.2:prac,for=oct-1&lt;--&gt;2,Re+,tempo=75,other=~,key=~,note=h-3;3+;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10_20-58-07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5-11_01-28-56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5-11_01-29-0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2854 E-139-34-49.050292</text:p>
          </table:table-cell>
          <table:table-cell table:style-name="ce38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5-11_02-59-25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14]=&quot;&quot;;[.C14];CONCATENATE([.C14];&quot; / &quot;;[.E14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5-11_07-29-43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4" office:value-type="string">
            <text:p>2021-05-11_07-44-54_000.jpg</text:p>
          </table:table-cell>
          <table:table-cell table:style-name="ce20" office:value-type="string">
            <text:p>:m 記録 / お酒：飲んだ量</text:p>
          </table:table-cell>
          <table:table-cell table:style-name="ce20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8" table:formula="of:=IF([.E16]=&quot;&quot;;[.C16];CONCATENATE([.C16];&quot; / &quot;;[.E16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10_12-44-46_000.mid</text:p>
          </table:table-cell>
          <table:table-cell table:style-name="ce8" office:value-type="string">
            <text:p>:in-mid / app=perfect-piano / 演奏、play / id-2021-0510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in-mid / app=perfect-piano / 演奏、play / id-2021-0510-1 / category=melody,inst=~,for=~,genre=~">
            <text:p>:in-mid / app=perfect-piano / 演奏、play / id-2021-0510-1 / category=melody,inst=~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0_18-45-50_000.mp4</text:p>
          </table:table-cell>
          <table:table-cell table:style-name="ce8" office:value-type="string">
            <text:p>:VIDEO / @自室 / 記録 / jap.flute / 演奏、play / f-2021-0510-1 / R=1,Re+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VIDEO / @自室 / 記録 / jap.flute / 演奏、play / f-2021-0510-1 / R=1,Re+">
            <text:p>:VIDEO / @自室 / 記録 / jap.flute / 演奏、play / f-2021-0510-1 / R=1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1">2021/05/11</text:date>, <text:time>08:3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11T08:39:44.34</dc:date>
    <dc:creator>iwabuchi ken</dc:creator>
    <meta:editing-duration>P33DT8H40M2S</meta:editing-duration>
    <meta:editing-cycles>12395</meta:editing-cycles>
    <meta:document-statistic meta:table-count="1" meta:cell-count="369" meta:object-count="0"/>
  </office:meta>
</office:document-meta>
</file>